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loext:contextual-spacing="false" fo:margin-top="0.278in" fo:margin-bottom="0.0835in" style:contextual-spacing="false" fo:text-align="center" style:justify-single-word="false"/>
      <style:text-properties officeooo:paragraph-rsid="001962c6"/>
    </style:style>
    <style:style style:name="P2" style:family="paragraph" style:parent-style-name="Heading_20_2">
      <style:paragraph-properties loext:contextual-spacing="false" fo:margin-top="0.25in" fo:margin-bottom="0.0835in" style:contextual-spacing="false"/>
      <style:text-properties officeooo:paragraph-rsid="001962c6"/>
    </style:style>
    <style:style style:name="P3" style:family="paragraph" style:parent-style-name="Title" style:master-page-name="Standard">
      <style:paragraph-properties loext:contextual-spacing="false" fo:margin-top="0in" fo:margin-bottom="0.0417in" style:contextual-spacing="false" fo:text-align="center" style:justify-single-word="false" style:page-number="1"/>
      <style:text-properties officeooo:paragraph-rsid="001962c6"/>
    </style:style>
    <style:style style:name="P4" style:family="paragraph" style:parent-style-name="Standard">
      <style:paragraph-properties loext:contextual-spacing="false" fo:margin-top="0in" fo:margin-bottom="0in" style:contextual-spacing="false"/>
      <style:text-properties officeooo:paragraph-rsid="001962c6"/>
    </style:style>
    <style:style style:name="P5" style:family="paragraph" style:parent-style-name="Standard">
      <style:paragraph-properties loext:contextual-spacing="false" fo:margin-top="0in" fo:margin-bottom="0in" style:contextual-spacing="false"/>
      <style:text-properties officeooo:rsid="001962c6" officeooo:paragraph-rsid="001962c6"/>
    </style:style>
    <style:style style:name="P6" style:family="paragraph" style:parent-style-name="Standard">
      <style:paragraph-properties loext:contextual-spacing="false" fo:margin-top="0in" fo:margin-bottom="0in" style:contextual-spacing="false"/>
      <style:text-properties officeooo:paragraph-rsid="001bbdec"/>
    </style:style>
    <style:style style:name="P7" style:family="paragraph" style:parent-style-name="Standard" style:list-style-name="WWNum1">
      <style:paragraph-properties loext:contextual-spacing="true" fo:margin-left="0.5in" fo:margin-right="0in" fo:margin-top="0in" fo:margin-bottom="0in" style:contextual-spacing="false" fo:text-indent="-0.25in" style:auto-text-indent="false"/>
      <style:text-properties officeooo:paragraph-rsid="001962c6"/>
    </style:style>
    <style:style style:name="P8" style:family="paragraph" style:parent-style-name="Standard" style:list-style-name="WWNum1">
      <style:paragraph-properties loext:contextual-spacing="true" fo:margin-left="0.5in" fo:margin-right="0in" fo:margin-top="0in" fo:margin-bottom="0in" style:contextual-spacing="false" fo:text-indent="-0.25in" style:auto-text-indent="false"/>
      <style:text-properties officeooo:paragraph-rsid="001bbdec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officeooo:rsid="001962c6"/>
    </style:style>
    <style:style style:name="T3" style:family="text">
      <style:text-properties officeooo:rsid="001a1bc2"/>
    </style:style>
    <style:style style:name="T4" style:family="text">
      <style:text-properties officeooo:rsid="001bbde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print <text:span text:style-name="T2">2</text:span> Plan</text:p>
      <text:p text:style-name="P1"><text:bookmark text:name="_4gfe88dvxhnn"/>College Length Estimator Web Edition</text:p>
      <text:p text:style-name="P1"><text:bookmark text:name="_geydsrk871vr"/>Alpha Knights</text:p>
      <text:p text:style-name="P1"><text:bookmark text:name="_7mhjor1dyegt"/>Sprint Completion Date: 0<text:span text:style-name="T2">3</text:span>/<text:span text:style-name="T2">01</text:span>/2017</text:p>
      <text:p text:style-name="P1"><text:bookmark text:name="_g87xzchvr1il"/>Revision Number: 0.<text:span text:style-name="T2">0</text:span></text:p>
      <text:p text:style-name="P2"><text:bookmark text:name="_j1t2kofc24kx"/>Goal:</text:p>
      <text:p text:style-name="P5">In sprint 2 we will be focusing solely on <text:span text:style-name="T3">creating the ability for our application to handle scheduling of classes that require prerequisite or concurrent courses.</text:span></text:p>
      <text:p text:style-name="P4"/>
      <text:p text:style-name="P2"><text:bookmark text:name="_vnuwnpbsk3jm"/>Task Listing:</text:p>
      <text:p text:style-name="P4">User Story 1: <text:span text:style-name="T4">As a developer I want to be able to present the user with a schedule that takes into account classes requiring prerequisites.</text:span></text:p>
      <text:list xml:id="list5971968247606244444" text:style-name="WWNum1">
        <text:list-item>
          <text:p text:style-name="P7">Task 1: <text:span text:style-name="T4">Create the databases used to story the user inputted prequisite courses. (2 hours)</text:span></text:p>
        </text:list-item>
        <text:list-item>
          <text:p text:style-name="P7">Task 2: <text:span text:style-name="T4">Use graph theory to construct the schedule based on all the classes and their prerequisites that the user has input (10 hours)</text:span></text:p>
        </text:list-item>
      </text:list>
      <text:p text:style-name="P4"/>
      <text:p text:style-name="P6">User Story 2: <text:s/><text:span text:style-name="T4">As a developer I want to be able to present the user with a schedule that takes into account classes requiring concurrents.</text:span></text:p>
      <text:list xml:id="list204058164173388" text:continue-numbering="true" text:style-name="WWNum1">
        <text:list-item>
          <text:p text:style-name="P8">Task 1: <text:span text:style-name="T4">Create the databases used to story the user inputted concurrent courses. (2 hours)</text:span></text:p>
        </text:list-item>
        <text:list-item>
          <text:p text:style-name="P8"><text:span text:style-name="T4">Task 2: Use graph theory to construct the schedule based on all the classes and their concurrents that the user has input (5 hours)</text:span></text:p>
        </text:list-item>
      </text:list>
      <text:p text:style-name="P2"><text:bookmark text:name="_l26l4lnk3je9"/>Team Roles:</text:p>
      <text:p text:style-name="P4">Tyler Schmidt: Developer</text:p>
      <text:p text:style-name="P4">Aiden McClelland: Developer</text:p>
      <text:p text:style-name="P4">James Huang: Developer</text:p>
      <text:p text:style-name="P4">Jinying Wu: Developer</text:p>
      <text:p text:style-name="P4">Luc Harvey: Developer</text:p>
      <text:p text:style-name="P4"/>
      <text:p text:style-name="P2"><text:bookmark text:name="_b0z0b5s4xfw6"/><text:soft-page-break/>Initial Task Assignment:</text:p>
      <text:p text:style-name="P4">Tyler Schmidt:</text:p>
      <text:p text:style-name="P4">Aiden McClelland: </text:p>
      <text:p text:style-name="P4">James Huang: </text:p>
      <text:p text:style-name="P4">Jinying Wu: </text:p>
      <text:p text:style-name="P4">Luc Harvey: </text:p>
      <text:p text:style-name="P2"><text:bookmark text:name="_pon0j3ovpeai"/></text:p>
      <text:p text:style-name="P4"/>
      <text:p text:style-name="P2"><text:bookmark text:name="_9bqu1q5u7ooh"/>Initial Scrum Board:</text:p>
      <text:p text:style-name="P4">Can be found on TargetProcess <text:a xlink:type="simple" xlink:href="https://tauboard.com/v/52758768ef23b0524f46beb522140549" text:style-name="Internet_20_link"><text:span text:style-name="T1">here</text:span></text:a>.</text:p>
      <text:p text:style-name="P4"/>
      <text:p text:style-name="P2"><text:bookmark text:name="_bl22xgip5qtg"/>Scrum Times:</text:p>
      <text:p text:style-name="P4">Tuesday @ 5:30 PM</text:p>
      <text:p text:style-name="P4">Wednesday @ 9:15 AM</text:p>
      <text:p text:style-name="P4">Thursday @ 5:30 P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OpenSymbol" svg:font-family="OpenSymbol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Arial2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Title" style:family="paragraph" style:parent-style-name="normal" style:next-style-name="Standard" style:default-outline-level="" style:class="chapter">
      <style:paragraph-properties loext:contextual-spacing="true" fo:margin-top="0in" fo:margin-bottom="0.0417in" style:contextual-spacing="false" fo:line-height="100%" fo:keep-together="always" fo:keep-with-next="always"/>
      <style:text-properties fo:font-size="26pt" style:font-size-asian="26pt" style:font-size-complex="26pt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true" fo:margin-top="0.278in" fo:margin-bottom="0.0835in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true" fo:margin-top="0.25in" fo:margin-bottom="0.0835in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8T17:47:40.543000000</meta:creation-date>
    <dc:date>2017-02-18T20:40:58.127000000</dc:date>
    <meta:editing-duration>PT7M14S</meta:editing-duration>
    <meta:editing-cycles>1</meta:editing-cycles>
    <meta:document-statistic meta:table-count="0" meta:image-count="0" meta:object-count="0" meta:page-count="2" meta:paragraph-count="32" meta:word-count="231" meta:character-count="1363" meta:non-whitespace-character-count="1163"/>
    <meta:generator>LibreOffice/4.1.1.2$Windows_x86 LibreOffice_project/7e4286b58adc75a14f6d83f53a03b6c11fa2903</meta:generator>
  </office:meta>
</office:document-meta>
</file>